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19487" officeooo:paragraph-rsid="00119487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2e9d1" officeooo:paragraph-rsid="0012e9d1"/>
    </style:style>
    <style:style style:name="P3" style:family="paragraph" style:parent-style-name="Standard">
      <style:text-properties fo:language="ru" fo:country="RU" fo:font-weight="bold" officeooo:rsid="0010ab67" officeooo:paragraph-rsid="0010ab67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7165"/>
    </style:style>
    <style:style style:name="T3" style:family="text">
      <style:text-properties officeooo:rsid="00127165"/>
    </style:style>
    <style:style style:name="T4" style:family="text">
      <style:text-properties officeooo:rsid="00140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ServerDataDCS.</text:span></text:p>
      <text:p text:style-name="P1">Данный модуль осуществляет взаимодействие с УЦВС через <text:span text:style-name="T1">datacontrol.cpp</text:span><text:span text:style-name="T2">(</text:span><text:span text:style-name="T3">находящийся УЦВС)</text:span></text:p>
      <text:p text:style-name="P1"/>
      <text:p text:style-name="P2"><text:tab/>Должен быть многопоточным и обеспечивать большую пропускную способность<text:span text:style-name="T4">(параллельную обработку запросов)</text:span>.</text:p>
      <text:p text:style-name="P2"/>
      <text:p text:style-name="P2">Тип команд:</text:p>
      <text:p text:style-name="P2">- загрузка определенного файла с интерфейсом и обеспечение обмена по этому протокол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7</meta:editing-cycles>
    <meta:generator>LibreOffice/5.1.2.2$Windows_x86 LibreOffice_project/d3bf12ecb743fc0d20e0be0c58ca359301eb705f</meta:generator>
    <dc:date>2016-06-13T22:04:27.195000000</dc:date>
    <meta:document-statistic meta:table-count="0" meta:image-count="0" meta:object-count="0" meta:page-count="1" meta:paragraph-count="5" meta:word-count="36" meta:character-count="320" meta:non-whitespace-character-count="288"/>
    <meta:user-defined meta:name="Info 1"/>
    <meta:user-defined meta:name="Info 2"/>
    <meta:user-defined meta:name="Info 3"/>
    <meta:user-defined meta:name="Info 4"/>
  </office:meta>
</office:document-meta>
</file>